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5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 fo:font-style="italic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top="12.00pt" fo:margin-bottom="6.00pt"/>
    </style:style>
    <style:style style:name="P10" style:family="paragraph">
      <style:paragraph-properties fo:line-height="100.00%" fo:text-align="justify" fo:margin-bottom="6.00pt"/>
    </style:style>
    <style:style style:name="P11" style:family="paragraph">
      <style:paragraph-properties fo:line-height="100.00%" fo:text-align="justify" fo:margin-top="12.00pt" fo:margin-bottom="6.00pt"/>
    </style:style>
    <style:style style:name="P12" style:family="paragraph">
      <style:paragraph-properties fo:line-height="100.00%" fo:text-align="justify" fo:margin-bottom="6.00pt"/>
    </style:style>
    <style:style style:name="P13" style:family="paragraph">
      <style:paragraph-properties fo:line-height="100.00%" fo:text-align="justify" fo:margin-top="12.00pt" fo:margin-bottom="6.00pt"/>
    </style:style>
    <style:style style:name="P14" style:family="paragraph">
      <style:paragraph-properties fo:line-height="100.00%" fo:text-align="justify" fo:margin-bottom="6.00pt"/>
    </style:style>
    <style:style style:name="P15" style:family="paragraph">
      <style:paragraph-properties fo:line-height="100.00%" fo:text-align="justify" fo:margin-top="12.00pt" fo:margin-bottom="6.00pt"/>
    </style:style>
    <style:style style:name="P16" style:family="paragraph">
      <style:paragraph-properties fo:line-height="100.00%" fo:text-align="justify" fo:margin-bottom="6.00pt"/>
    </style:style>
    <style:style style:name="P17" style:family="paragraph">
      <style:paragraph-properties fo:line-height="100.00%" fo:text-align="justify" fo:margin-top="12.00pt" fo:margin-bottom="6.00pt"/>
    </style:style>
    <style:style style:name="P18" style:family="paragraph">
      <style:paragraph-properties fo:line-height="100.00%" fo:text-align="justify" fo:margin-bottom="6.00pt"/>
    </style:style>
    <style:style style:name="P19" style:family="paragraph">
      <style:paragraph-properties fo:line-height="100.00%" fo:text-align="justify" fo:margin-top="12.00pt" fo:margin-bottom="6.00pt"/>
    </style:style>
    <style:style style:name="P20" style:family="paragraph">
      <style:paragraph-properties fo:line-height="100.00%" fo:text-align="justify" fo:margin-bottom="6.00pt"/>
    </style:style>
    <style:style style:name="P21" style:family="paragraph">
      <style:paragraph-properties fo:line-height="100.00%" fo:text-align="justify" fo:margin-top="12.00pt" fo:margin-bottom="6.00pt"/>
    </style:style>
    <style:style style:name="P22" style:family="paragraph">
      <style:paragraph-properties fo:line-height="100.00%" fo:text-align="justify" fo:margin-bottom="6.00pt"/>
    </style:style>
    <style:style style:name="P23" style:family="paragraph">
      <style:paragraph-properties fo:line-height="100.00%" fo:text-align="justify" fo:margin-top="12.00pt" fo:margin-bottom="6.00pt"/>
    </style:style>
    <style:style style:name="P24" style:family="paragraph">
      <style:paragraph-properties fo:line-height="100.00%" fo:text-align="justify" fo:margin-bottom="6.00pt"/>
    </style:style>
    <style:style style:name="P25" style:family="paragraph">
      <style:paragraph-properties fo:line-height="100.00%" fo:text-align="left" fo:margin-bottom="6.00pt"/>
    </style:style>
    <style:style style:name="P26" style:family="paragraph">
      <style:paragraph-properties fo:line-height="100.00%" fo:text-align="justify" fo:margin-top="12.00pt" fo:margin-bottom="6.00pt"/>
    </style:style>
    <style:style style:name="P27" style:family="paragraph">
      <style:paragraph-properties fo:line-height="100.00%" fo:text-align="justify" fo:margin-bottom="6.00pt"/>
    </style:style>
    <style:style style:name="P28" style:family="paragraph">
      <style:paragraph-properties fo:line-height="100.00%" fo:text-align="left" fo:margin-bottom="6.00pt"/>
    </style:style>
    <style:style style:name="P29" style:family="paragraph">
      <style:paragraph-properties fo:line-height="100.00%" fo:text-align="justify" fo:margin-bottom="6.00pt"/>
    </style:style>
    <style:style style:name="P30" style:family="paragraph">
      <style:paragraph-properties fo:line-height="100.00%" fo:text-align="justify" fo:margin-top="12.00pt" fo:margin-bottom="6.00pt"/>
    </style:style>
    <style:style style:name="P31" style:family="paragraph">
      <style:paragraph-properties fo:line-height="100.00%" fo:text-align="justify" fo:margin-bottom="6.00pt"/>
    </style:style>
    <style:style style:name="P32" style:family="paragraph">
      <style:paragraph-properties fo:line-height="100.00%" fo:text-align="justify" fo:margin-top="12.00pt" fo:margin-bottom="6.00pt"/>
    </style:style>
    <style:style style:name="P33" style:family="paragraph">
      <style:paragraph-properties fo:line-height="100.00%" fo:text-align="justify" fo:margin-bottom="6.00pt"/>
    </style:style>
    <style:style style:name="P34" style:family="paragraph">
      <style:paragraph-properties fo:line-height="100.00%" fo:text-align="justify" fo:margin-top="12.00pt" fo:margin-bottom="6.00pt"/>
    </style:style>
    <style:style style:name="P35" style:family="paragraph">
      <style:paragraph-properties fo:line-height="100.00%" fo:text-align="justify" fo:margin-bottom="6.00pt"/>
    </style:style>
    <style:style style:name="P36" style:family="paragraph">
      <style:paragraph-properties fo:line-height="100.00%" fo:text-align="justify" fo:margin-top="12.00pt" fo:margin-bottom="6.00pt"/>
    </style:style>
    <style:style style:name="P37" style:family="paragraph">
      <style:paragraph-properties fo:line-height="100.00%" fo:text-align="justify" fo:margin-bottom="6.00pt"/>
    </style:style>
    <style:style style:name="P38" style:family="paragraph">
      <style:paragraph-properties fo:line-height="100.00%" fo:text-align="justify" fo:margin-top="12.00pt" fo:margin-bottom="6.00pt"/>
    </style:style>
    <style:style style:name="P39" style:family="paragraph">
      <style:paragraph-properties fo:line-height="100.00%" fo:text-align="justify" fo:margin-bottom="6.00pt"/>
    </style:style>
    <style:style style:name="P40" style:family="paragraph">
      <style:paragraph-properties fo:line-height="100.00%" fo:text-align="justify" fo:margin-bottom="6.00pt"/>
    </style:style>
    <style:style style:name="P41" style:family="paragraph">
      <style:paragraph-properties fo:line-height="100.00%" fo:text-align="left" fo:margin-top="12.00pt" fo:margin-bottom="6.00pt"/>
    </style:style>
    <style:style style:name="P42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Descrição dos atores: </text:span></text:p>
      <text:p text:style-name="P2"><text:span text:style-name="T2">Usuário:<text:s/></text:span><text:span text:style-name="T3">usuário comum do sistema. </text:span></text:p>
      <text:p text:style-name="P2"><text:span text:style-name="T4">Administrador:</text:span><text:span text:style-name="T5"><text:s/>usuário com funções administrativas no sistema. </text:span></text:p>
      <text:p text:style-name="P2"><text:span text:style-name="T6">Especialista:</text:span><text:span text:style-name="T7"><text:s/>usuário que é especialista numa área.</text:span></text:p>
      <text:p text:style-name="P2"><text:span text:style-name="T8"/></text:p>
      <text:p text:style-name="P3"><text:span text:style-name="T9">Glossário: </text:span></text:p>
      <text:p text:style-name="P4"><text:span text:style-name="T10">Especialidade:<text:s/></text:span><text:span text:style-name="T11">alguma especialidade que um usuário possui como, por exemplo, Linux. </text:span></text:p>
      <text:p text:style-name="P4"><text:span text:style-name="T12">FAQ:</text:span><text:span text:style-name="T13"><text:s/>Frequently Asked Questions. (Perguntas Frequentes) </text:span></text:p>
      <text:p text:style-name="P4"><text:span text:style-name="T14">Thread:<text:s/></text:span><text:span text:style-name="T15">conjunto de pergunta, respostas e réplicas sobre um assunto. </text:span></text:p>
      <text:p text:style-name="P4"><text:span text:style-name="T16"/></text:p>
      <text:p text:style-name="P5"><text:span text:style-name="T17">Requisitos de Sistema:</text:span></text:p>
      <text:p text:style-name="P6"><text:span text:style-name="T18">Ter instalado: Java, MYSQL.</text:span></text:p>
      <text:p text:style-name="P6"><text:span text:style-name="T18">Requisitos Funcionais: Servidor de E-mail, Servidor de MYSQL, Tomcat.</text:span></text:p>
      <text:p text:style-name="P6"><text:span text:style-name="T18">Requisitos de sistema: Computador capaz de rodar um browser e com conexão à internet.</text:span></text:p>
      <text:p text:style-name="P6"><text:span text:style-name="T19"/></text:p>
      <text:p text:style-name="P7"><text:span text:style-name="T20">Casos de uso resumidos: </text:span></text:p>
      <text:p text:style-name="P8"><text:span text:style-name="T21">Cadastrar usuário:</text:span><text:span text:style-name="T22"><text:s/>o usuário efetua o cadastro que será validado posteriormente por e-mail. </text:span></text:p>
      <text:p text:style-name="P8"><text:span text:style-name="T23"/></text:p>
      <text:p text:style-name="P8"><text:span text:style-name="T24">Cadastrar especialidade:<text:s/></text:span><text:span text:style-name="T25">o administrador cadastra uma nova especialidade. </text:span></text:p>
      <text:p text:style-name="P8"><text:span text:style-name="T26"/></text:p>
      <text:p text:style-name="P8"><text:span text:style-name="T27">Atualizar especialidades do usuário:<text:s/></text:span><text:span text:style-name="T28">o usuário define suas próprias especialidades. </text:span></text:p>
      <text:p text:style-name="P8"><text:span text:style-name="T29"/></text:p>
      <text:p text:style-name="P8"><text:span text:style-name="T30">Enviar arquivo:<text:s/></text:span><text:span text:style-name="T31">o usuário especialista pode enviar arquivos para uma da suas especialidades.</text:span></text:p>
      <text:p text:style-name="P8"><text:span text:style-name="T32"/></text:p>
      <text:p text:style-name="P8"><text:span text:style-name="T33">Postar dúvida:<text:s/></text:span><text:span text:style-name="T34">o usuário posta uma dúvida sobre qualquer especialidade e os especialistas são notificados por e-mail. </text:span></text:p>
      <text:p text:style-name="P8"><text:span text:style-name="T35"/></text:p>
      <text:p text:style-name="P8"><text:span text:style-name="T36">Responder dúvida:<text:s/></text:span><text:span text:style-name="T37">o especialista responde a uma dúvida sobre sua especialidade e o autor da questão é notificado por e-mail. </text:span></text:p>
      <text:p text:style-name="P8"><text:span text:style-name="T38"/></text:p>
      <text:p text:style-name="P8"><text:span text:style-name="T39">Replicar resposta:</text:span><text:span text:style-name="T40"><text:s/>o usuário faz uma réplica à resposta recebida. </text:span></text:p>
      <text:p text:style-name="P8"><text:span text:style-name="T41"/></text:p>
      <text:p text:style-name="P8"><text:span text:style-name="T42">Dar nota:<text:s/></text:span><text:span text:style-name="T43">o usuário atribui uma nota à resposta e o especialista que respondeu a pergunta recebe esta pontuação. </text:span></text:p>
      <text:p text:style-name="P8"><text:span text:style-name="T43">IMPORTANTE: Não sabemos ainda como tratar o caso em que dois ou mais especialistas queiram responder à questão.</text:span></text:p>
      <text:p text:style-name="P8"><text:span text:style-name="T44"/></text:p>
      <text:p text:style-name="P8"><text:span text:style-name="T45">Marcar como FAQ:<text:s/></text:span><text:span text:style-name="T46">o usuário especialista pode marcar uma pergunta (e sua resposta) como FAQ na especialidade.</text:span></text:p>
      <text:p text:style-name="P8"><text:span text:style-name="T47"/></text:p>
      <text:p text:style-name="P8"><text:span text:style-name="T48"><text:s/></text:span></text:p>
      <text:p text:style-name="P9"><text:span text:style-name="T49">Requisitos funcionais: </text:span></text:p>
      <text:p text:style-name="P9"><text:span text:style-name="T50">Nome do caso de uso: Cadastrar usuário </text:span></text:p>
      <text:p text:style-name="P10"><text:span text:style-name="T51">Prioridade: essencial </text:span></text:p>
      <text:p text:style-name="P10"><text:span text:style-name="T51">Evento iniciante: O potencial usuário solicita ao sistema o cadastro </text:span></text:p>
      <text:p text:style-name="P10"><text:span text:style-name="T51">Ator principal: Potencial usuário </text:span></text:p>
      <text:p text:style-name="P10"><text:span text:style-name="T51">Pré-condição: O potencial usuário deverá estar com a página de cadastro aberta. </text:span></text:p>
      <text:p text:style-name="P10"><text:span text:style-name="T51">Fluxo básico: </text:span></text:p>
      <text:p text:style-name="P10"><text:span text:style-name="T51"><text:tab/>1) Sistema requer os seguintes dados do potencial usuário: </text:span></text:p>
      <text:p text:style-name="P10"><text:span text:style-name="T51"><text:tab/><text:tab/>a) Nome de login (obrigatório); </text:span></text:p>
      <text:p text:style-name="P10"><text:span text:style-name="T51"><text:tab/><text:tab/>b) Senha (obrigatório); </text:span></text:p>
      <text:p text:style-name="P10"><text:span text:style-name="T51"><text:tab/><text:tab/>c) E-mail (obrigatório); </text:span></text:p>
      <text:p text:style-name="P10"><text:span text:style-name="T51"><text:tab/><text:tab/>d) Nome;</text:span></text:p>
      <text:p text:style-name="P10"><text:span text:style-name="T51"><text:tab/><text:tab/>e) Instituição;</text:span></text:p>
      <text:p text:style-name="P10"><text:span text:style-name="T51"><text:tab/>2) Potencial usuário informa os dados necessários; </text:span></text:p>
      <text:p text:style-name="P10"><text:span text:style-name="T51"><text:tab/>3) Sistema valida os dados; </text:span></text:p>
      <text:p text:style-name="P10"><text:span text:style-name="T51"><text:tab/>4) Sistema cadastra o usuário como pendente;</text:span></text:p>
      <text:p text:style-name="P10"><text:span text:style-name="T51"><text:tab/>5) Sistema envia e-mail para o usuário de acordo com o que foi passado;</text:span></text:p>
      <text:p text:style-name="P10"><text:span text:style-name="T51"><text:tab/>6) Potencial usuário confirma o cadastro através do e-mail;</text:span></text:p>
      <text:p text:style-name="P10"><text:span text:style-name="T51"><text:tab/>7) Sistema marca o usuário como não-pendente e o caso de uso termina. </text:span></text:p>
      <text:p text:style-name="P10"><text:span text:style-name="T51">Fluxos alternativos: </text:span></text:p>
      <text:p text:style-name="P10"><text:span text:style-name="T51"><text:tab/>Não confirmação do cadastro: </text:span></text:p>
      <text:p text:style-name="P10"><text:span text:style-name="T51"><text:tab/>Localização: passo 6 do fluxo básico. </text:span></text:p>
      <text:p text:style-name="P10"><text:span text:style-name="T51"><text:tab/><text:tab/>a) Sistema cancela cadastro e caso de uso termina. </text:span></text:p>
      <text:p text:style-name="P10"><text:span text:style-name="T51">Pós-condição: O potencial usuário está cadastrado como usuário no sistema. </text:span></text:p>
      <text:p text:style-name="P10"><text:span text:style-name="T51">Fluxos de exceção: </text:span></text:p>
      <text:p text:style-name="P10"><text:span text:style-name="T51"><text:tab/>Dados insuficientes para o cadastro: </text:span></text:p>
      <text:p text:style-name="P10"><text:span text:style-name="T51"><text:tab/>Localização: passo 3 do fluxo básico. </text:span></text:p>
      <text:p text:style-name="P10"><text:span text:style-name="T51"><text:tab/><text:tab/>a) Sistema notifica ao potencial usuário que nem todas as informações obrigatórias foram informadas; </text:span></text:p>
      <text:p text:style-name="P10"><text:span text:style-name="T51"><text:tab/><text:tab/>b) Volta para o passo 2 do fluxo básico. </text:span></text:p>
      <text:p text:style-name="P10"><text:span text:style-name="T52"/></text:p>
      <text:p text:style-name="P10"><text:span text:style-name="T53"><text:tab/>Dados inválidos: </text:span></text:p>
      <text:p text:style-name="P10"><text:span text:style-name="T53"><text:tab/>Localização: passo 3 do fluxo básico. </text:span></text:p>
      <text:p text:style-name="P10"><text:span text:style-name="T53"><text:tab/><text:tab/>a) Sistema notifica ao potencial usuário que existem informações obrigatórias inválidas; </text:span></text:p>
      <text:p text:style-name="P10"><text:span text:style-name="T53"><text:tab/><text:tab/>b) Volta para o passo 2 do fluxo básico. </text:span></text:p>
      <text:p text:style-name="P10"><text:span text:style-name="T54"/></text:p>
      <text:p text:style-name="P10"><text:span text:style-name="T55"><text:tab/>Nome de login já existente: </text:span></text:p>
      <text:p text:style-name="P10"><text:span text:style-name="T55"><text:tab/>Localização: passo 3 do fluxo básico. </text:span></text:p>
      <text:p text:style-name="P10"><text:span text:style-name="T55"><text:tab/><text:tab/>a) Sistema notifica ao potencial usuário que o nome de login informado já existe no sistema;</text:span></text:p>
      <text:p text:style-name="P10"><text:span text:style-name="T55"><text:tab/><text:tab/>b) Volta para o passo 2 do fluxo básico. </text:span></text:p>
      <text:p text:style-name="P10"><text:span text:style-name="T56"/></text:p>
      <text:p text:style-name="P10"><text:span text:style-name="T57"><text:tab/>E-mail não existente:</text:span></text:p>
      <text:p text:style-name="P10"><text:span text:style-name="T57"><text:tab/>Localização: passo 5 do fluxo básico.</text:span></text:p>
      <text:p text:style-name="P10"><text:span text:style-name="T57"><text:tab/><text:tab/>a) Sistema cancela o cadastro e o caso de uso termina. </text:span></text:p>
      <text:p text:style-name="P11"><text:span text:style-name="T58"/></text:p>
      <text:p text:style-name="P11"><text:span text:style-name="T59">Nome do caso de uso: Autenticar usuário (Login) </text:span></text:p>
      <text:p text:style-name="P12"><text:span text:style-name="T60">Prioridade: essencial </text:span></text:p>
      <text:p text:style-name="P12"><text:span text:style-name="T60">Evento iniciante: O usuário solicita autenticação no sistema. </text:span></text:p>
      <text:p text:style-name="P12"><text:span text:style-name="T60">Ator principal: Usuário </text:span></text:p>
      <text:p text:style-name="P12"><text:span text:style-name="T60">Pré-condição: O usuário deve estar cadastrado no sistema. </text:span></text:p>
      <text:p text:style-name="P12"><text:span text:style-name="T60">Fluxo básico: </text:span></text:p>
      <text:p text:style-name="P12"><text:span text:style-name="T60"><text:tab/>1) Sistema solicita o identificador e a senha;<text:s text:c="2"/></text:span></text:p>
      <text:p text:style-name="P12"><text:span text:style-name="T60"><text:tab/>2) Usuário informa o identificador e a senha; </text:span></text:p>
      <text:p text:style-name="P12"><text:span text:style-name="T60"><text:tab/>3) Sistema valida os dados; </text:span></text:p>
      <text:p text:style-name="P12"><text:span text:style-name="T60"><text:tab/>4) Usuário é identificado no sistema e o caso de uso termina. </text:span></text:p>
      <text:p text:style-name="P12"><text:span text:style-name="T60">Fluxos alternativos: </text:span></text:p>
      <text:p text:style-name="P12"><text:span text:style-name="T60"><text:tab/>Esquecimento de senha: </text:span></text:p>
      <text:p text:style-name="P12"><text:span text:style-name="T60"><text:tab/>Localização: passo 2 do fluxo básico. </text:span></text:p>
      <text:p text:style-name="P12"><text:span text:style-name="T60"><text:tab/><text:tab/>a) Usuário informa que não lembra a senha; </text:span></text:p>
      <text:p text:style-name="P12"><text:span text:style-name="T60"><text:tab/><text:tab/>b) Sistema verifica o identificador e envia a senha para o e-mail correspondente; </text:span></text:p>
      <text:p text:style-name="P12"><text:span text:style-name="T60"><text:tab/><text:tab/>c) Volta para passo 1 do fluxo básico. </text:span></text:p>
      <text:p text:style-name="P12"><text:span text:style-name="T60">Pós-condição: O usuário está identificado no sistema. </text:span></text:p>
      <text:p text:style-name="P12"><text:span text:style-name="T60">Fluxos de exceção: </text:span></text:p>
      <text:p text:style-name="P12"><text:span text:style-name="T60"><text:tab/>Identificador/senha incorretos: </text:span></text:p>
      <text:p text:style-name="P12"><text:span text:style-name="T60"><text:tab/>Localização: passo 3 do fluxo básico. </text:span></text:p>
      <text:p text:style-name="P12"><text:span text:style-name="T60"><text:tab/><text:tab/>a) Usuário informa identificador/senha incorretos; </text:span></text:p>
      <text:p text:style-name="P12"><text:span text:style-name="T60"><text:tab/><text:tab/>b) Sistema notifica ao usuário que o identificador/senha estão incorretos; </text:span></text:p>
      <text:p text:style-name="P12"><text:span text:style-name="T60"><text:tab/><text:tab/>c) Volta para o passo 1 do fluxo básico. </text:span></text:p>
      <text:p text:style-name="P13"><text:span text:style-name="T61"/></text:p>
      <text:p text:style-name="P13"><text:span text:style-name="T62">Nome do caso de uso: Encerrar sessão </text:span></text:p>
      <text:p text:style-name="P14"><text:span text:style-name="T63">Prioridade: essencial </text:span></text:p>
      <text:p text:style-name="P14"><text:span text:style-name="T63">Evento iniciante: O usuário solicita encerrar sessão. </text:span></text:p>
      <text:p text:style-name="P14"><text:span text:style-name="T63">Ator principal: Usuário </text:span></text:p>
      <text:p text:style-name="P14"><text:span text:style-name="T63">Pré-condição: O usuário deve estar autenticado no sistema. </text:span></text:p>
      <text:p text:style-name="P14"><text:span text:style-name="T63">Fluxo básico: </text:span></text:p>
      <text:p text:style-name="P14"><text:span text:style-name="T63"><text:tab/>1) Usuário solicita saída do sistema; </text:span></text:p>
      <text:p text:style-name="P14"><text:span text:style-name="T63"><text:tab/>2) Sistema encerra sessão do usuário e o caso de uso termina. </text:span></text:p>
      <text:p text:style-name="P14"><text:span text:style-name="T63">Fluxos alternativos:<text:s text:c="2"/>Não há.</text:span></text:p>
      <text:p text:style-name="P14"><text:span text:style-name="T63">Pós-condição: Usuário não está identificado no sistema. </text:span></text:p>
      <text:p text:style-name="P14"><text:span text:style-name="T63">Fluxos de exceção:<text:s text:c="2"/>Não há.</text:span></text:p>
      <text:p text:style-name="P15"><text:span text:style-name="T64"/></text:p>
      <text:p text:style-name="P15"><text:span text:style-name="T65">Nome de caso de uso: Cadastrar especialidade </text:span></text:p>
      <text:p text:style-name="P16"><text:span text:style-name="T66">Prioridade: essencial </text:span></text:p>
      <text:p text:style-name="P16"><text:span text:style-name="T66">Evento iniciante: O administrador solicita cadastrar uma especialidade no sistema. </text:span></text:p>
      <text:p text:style-name="P16"><text:span text:style-name="T66">Ator principal: Administrador </text:span></text:p>
      <text:p text:style-name="P16"><text:span text:style-name="T66">Pré-condição: O usuário deve estar identificado como administrador. </text:span></text:p>
      <text:p text:style-name="P16"><text:span text:style-name="T66">Fluxo básico: </text:span></text:p>
      <text:p text:style-name="P16"><text:span text:style-name="T66"><text:tab/>1) Sistema requer dados referentes à especialidade; </text:span></text:p>
      <text:p text:style-name="P16"><text:span text:style-name="T66"><text:tab/><text:tab/>a) Nome da especialidade (obrigatório); </text:span></text:p>
      <text:p text:style-name="P16"><text:span text:style-name="T66"><text:tab/><text:tab/>b) Descrição da especialidade. </text:span></text:p>
      <text:p text:style-name="P16"><text:span text:style-name="T66"><text:tab/>2) Administrador informa os dados necessários; </text:span></text:p>
      <text:p text:style-name="P16"><text:span text:style-name="T66"><text:tab/>3) Sistema valida os dados; </text:span></text:p>
      <text:p text:style-name="P16"><text:span text:style-name="T66"><text:tab/>4) Sistema cadastra a especialidade; </text:span></text:p>
      <text:p text:style-name="P16"><text:span text:style-name="T66"><text:tab/>5) Sistema notifica ao administrador que o cadastro foi efetuado e o caso de uso termina. </text:span></text:p>
      <text:p text:style-name="P16"><text:span text:style-name="T66">Fluxos alternativos: Não há.</text:span></text:p>
      <text:p text:style-name="P16"><text:span text:style-name="T66">Pós-condição: A especialidade está cadastrada. </text:span></text:p>
      <text:p text:style-name="P16"><text:span text:style-name="T66">Fluxos de exceção: </text:span></text:p>
      <text:p text:style-name="P16"><text:span text:style-name="T66"><text:tab/>Dados insuficientes para o cadastro: </text:span></text:p>
      <text:p text:style-name="P16"><text:span text:style-name="T66"><text:tab/>Localização: passo 3 do fluxo básico. </text:span></text:p>
      <text:p text:style-name="P16"><text:span text:style-name="T66"><text:tab/><text:tab/>a) Sistema notifica ao administrador que nem todas as informações obrigatórias foram informadas;</text:span></text:p>
      <text:p text:style-name="P16"><text:span text:style-name="T66"><text:tab/><text:tab/>b) Volta para o passo 2 do fluxo básico. </text:span></text:p>
      <text:p text:style-name="P16"><text:span text:style-name="T67"/></text:p>
      <text:p text:style-name="P16"><text:span text:style-name="T68"><text:tab/>Dados inválidos: </text:span></text:p>
      <text:p text:style-name="P16"><text:span text:style-name="T68"><text:tab/>Localização: passo 3 do fluxo básico. </text:span></text:p>
      <text:p text:style-name="P16"><text:span text:style-name="T68"><text:tab/><text:tab/>a) Sistema notifica ao administrador que existem informações obrigatórias inválidas;</text:span></text:p>
      <text:p text:style-name="P16"><text:span text:style-name="T68"><text:tab/><text:tab/>b) Volta para o passo 2 do fluxo básico. </text:span></text:p>
      <text:p text:style-name="P16"><text:span text:style-name="T69"/></text:p>
      <text:p text:style-name="P16"><text:span text:style-name="T70"><text:tab/>Nome de especialidade já existente: </text:span></text:p>
      <text:p text:style-name="P16"><text:span text:style-name="T70"><text:tab/>Localização: passo 3 do fluxo básico. </text:span></text:p>
      <text:p text:style-name="P16"><text:span text:style-name="T70"><text:tab/><text:tab/>a) Sistema notifica ao adminsitrador que o nome de especialidade informado já existe no sistema; </text:span></text:p>
      <text:p text:style-name="P16"><text:span text:style-name="T70"><text:tab/><text:tab/>b) Volta para o passo 2 do fluxo básico. </text:span></text:p>
      <text:p text:style-name="P17"><text:span text:style-name="T71"/></text:p>
      <text:p text:style-name="P17"><text:span text:style-name="T72">Nome do caso de uso: Atualizar especialidades do usuário </text:span></text:p>
      <text:p text:style-name="P18"><text:span text:style-name="T73">Prioridade: essencial </text:span></text:p>
      <text:p text:style-name="P18"><text:span text:style-name="T73">Evento iniciante: O usuário solicita definir suas especialidades. </text:span></text:p>
      <text:p text:style-name="P18"><text:span text:style-name="T73">Ator principal: Usuário </text:span></text:p>
      <text:p text:style-name="P18"><text:span text:style-name="T73">Pré-condição: O usuário deve estar autenticado no sistema. </text:span></text:p>
      <text:p text:style-name="P18"><text:span text:style-name="T73">Fluxo básico: </text:span></text:p>
      <text:p text:style-name="P18"><text:span text:style-name="T73"><text:tab/>1) Sistema requer dados referentes às especialidades; </text:span></text:p>
      <text:p text:style-name="P18"><text:span text:style-name="T73"><text:tab/>2) Usuário informa as especialidades que possui; </text:span></text:p>
      <text:p text:style-name="P18"><text:span text:style-name="T73"><text:tab/>3) Sistema atualiza as especialidades; </text:span></text:p>
      <text:p text:style-name="P18"><text:span text:style-name="T73"><text:tab/>4) Sistema notifica ao usuário que as especialidades foram definidas e o caso de uso termina. </text:span></text:p>
      <text:p text:style-name="P18"><text:span text:style-name="T73">Fluxos alternativos:<text:s text:c="2"/>Não há.</text:span></text:p>
      <text:p text:style-name="P18"><text:span text:style-name="T73">Pós-condição: As especialidades do usuário autenticado foram atualizadas. </text:span></text:p>
      <text:p text:style-name="P18"><text:span text:style-name="T73">Fluxos de exceção:<text:s text:c="2"/>Não há.</text:span></text:p>
      <text:p text:style-name="P19"><text:span text:style-name="T74"/></text:p>
      <text:p text:style-name="P19"><text:span text:style-name="T75">Nome do caso de uso: Enviar arquivo </text:span></text:p>
      <text:p text:style-name="P20"><text:span text:style-name="T76">Prioridade: opcional (por ora) </text:span></text:p>
      <text:p text:style-name="P20"><text:span text:style-name="T76">Evento iniciante: O especialista solicita enviar arquivo. </text:span></text:p>
      <text:p text:style-name="P20"><text:span text:style-name="T76">Ator principal: Especialista </text:span></text:p>
      <text:p text:style-name="P20"><text:span text:style-name="T76">Pré-condição: O usuário deve ser especialista na área para qual deseja enviar o arquivo e deve estar autenticado no sistema. </text:span></text:p>
      <text:p text:style-name="P20"><text:span text:style-name="T76">Fluxo básico: </text:span></text:p>
      <text:p text:style-name="P20"><text:span text:style-name="T76"><text:tab/>1) Sistema requer dados referentes ao arquivo; </text:span></text:p>
      <text:p text:style-name="P20"><text:span text:style-name="T76"><text:tab/><text:tab/>a) Nome do arquivo; </text:span></text:p>
      <text:p text:style-name="P20"><text:span text:style-name="T76"><text:tab/><text:tab/>b) Localização no arquivo do computador do usuário para fazer o upload (obrigatório); </text:span></text:p>
      <text:p text:style-name="P20"><text:span text:style-name="T76"><text:tab/>2) Usuário informa os dados referentes ao arquivo; </text:span></text:p>
      <text:p text:style-name="P20"><text:span text:style-name="T76"><text:tab/>3) Sistema valida os dados; </text:span></text:p>
      <text:p text:style-name="P20"><text:span text:style-name="T76"><text:tab/>4) Sistema faz upload do arquivo;</text:span></text:p>
      <text:p text:style-name="P20"><text:span text:style-name="T76"><text:tab/>5) Sistema guarda as informações referentes ao arquivo;</text:span></text:p>
      <text:p text:style-name="P20"><text:span text:style-name="T76"><text:tab/>6) Sistema notifica ao usuário que o envio foi concluído com sucesso e o caso de uso termina. </text:span></text:p>
      <text:p text:style-name="P20"><text:span text:style-name="T76">Fluxos alternativos: </text:span></text:p>
      <text:p text:style-name="P20"><text:span text:style-name="T76"><text:tab/>Usuário cancela o envio do arquivo: </text:span></text:p>
      <text:p text:style-name="P20"><text:span text:style-name="T76"><text:tab/>Localização: passo 4 do fluxo básico. </text:span></text:p>
      <text:p text:style-name="P20"><text:span text:style-name="T76"><text:tab/><text:tab/>a) Sistema apaga trecho do arquivo que foi enviado. </text:span></text:p>
      <text:p text:style-name="P20"><text:span text:style-name="T76"><text:tab/><text:tab/>b) Volta para o passo 2 do fluxo básico. </text:span></text:p>
      <text:p text:style-name="P20"><text:span text:style-name="T76">Pós-condição: O arquivo foi enviado e está disponível no sistema. </text:span></text:p>
      <text:p text:style-name="P20"><text:span text:style-name="T76">Fluxos de exceção: </text:span></text:p>
      <text:p text:style-name="P20"><text:span text:style-name="T76"><text:tab/>Dados insuficientes para o cadastro: </text:span></text:p>
      <text:p text:style-name="P20"><text:span text:style-name="T76"><text:tab/>Localização: passo 3 do fluxo básico. </text:span></text:p>
      <text:p text:style-name="P20"><text:span text:style-name="T76"><text:tab/><text:tab/>a) Sistema notifica ao administrador que nem todas as informações obrigatórias foram informadas. </text:span></text:p>
      <text:p text:style-name="P20"><text:span text:style-name="T76"><text:tab/><text:tab/>b) Volta para o passo 1 do fluxo básico. </text:span></text:p>
      <text:p text:style-name="P20"><text:span text:style-name="T77"/></text:p>
      <text:p text:style-name="P20"><text:span text:style-name="T78"><text:tab/>Dados inválidos: </text:span></text:p>
      <text:p text:style-name="P20"><text:span text:style-name="T78"><text:tab/>Localização: passo 3 do fluxo básico. </text:span></text:p>
      <text:p text:style-name="P20"><text:span text:style-name="T78"><text:tab/><text:tab/>a) Sistema notifica ao administrador que existem informações obrigatórias inválidas. </text:span></text:p>
      <text:p text:style-name="P20"><text:span text:style-name="T78"><text:tab/><text:tab/>b) Volta para o passo 1 do fluxo básico. </text:span></text:p>
      <text:p text:style-name="P21"><text:span text:style-name="T79"/></text:p>
      <text:p text:style-name="P21"><text:span text:style-name="T80">Nome do caso de uso: Postar dúvida </text:span></text:p>
      <text:p text:style-name="P22"><text:span text:style-name="T81">Prioridade: essencial </text:span></text:p>
      <text:p text:style-name="P22"><text:span text:style-name="T81">Evento iniciante: O usuário solicita postar uma dúvida. </text:span></text:p>
      <text:p text:style-name="P22"><text:span text:style-name="T81">Ator principal: Usuário </text:span></text:p>
      <text:p text:style-name="P22"><text:span text:style-name="T81">Pré-condição: O usuário deve estar autenticado. </text:span></text:p>
      <text:p text:style-name="P22"><text:span text:style-name="T81">Fluxo básico: </text:span></text:p>
      <text:p text:style-name="P22"><text:span text:style-name="T81"><text:tab/>1) Usuário seleciona especialidade; </text:span></text:p>
      <text:p text:style-name="P22"><text:span text:style-name="T81"><text:tab/>2) Sistema requer dados referentes à dúvida: </text:span></text:p>
      <text:p text:style-name="P22"><text:span text:style-name="T81"><text:tab/><text:tab/>a) Título; </text:span></text:p>
      <text:p text:style-name="P22"><text:span text:style-name="T81"><text:tab/><text:tab/>b) Texto; </text:span></text:p>
      <text:p text:style-name="P22"><text:span text:style-name="T81"><text:tab/>3) Usuário informa os dados referentes à dúvida; </text:span></text:p>
      <text:p text:style-name="P22"><text:span text:style-name="T81"><text:tab/>4) Sistema valida os dados; </text:span></text:p>
      <text:p text:style-name="P22"><text:span text:style-name="T81"><text:tab/>5) Sistema cadastra a dúvida; </text:span></text:p>
      <text:p text:style-name="P22"><text:span text:style-name="T81"><text:tab/>6) Sistema envia e-mail para os especialistas; </text:span></text:p>
      <text:p text:style-name="P22"><text:span text:style-name="T81"><text:tab/>7) Sistema notifica ao usuário que a dúvida foi postada e o caso de uso termina. </text:span></text:p>
      <text:p text:style-name="P22"><text:span text:style-name="T81">Fluxos alternativos: Não há.</text:span></text:p>
      <text:p text:style-name="P22"><text:span text:style-name="T81">Pós-condição: O usuário postou a dúvida que ficou disponível no sistema e o e-mail foi enviado para os especialistas. </text:span></text:p>
      <text:p text:style-name="P22"><text:span text:style-name="T81">Fluxos de exceção: </text:span></text:p>
      <text:p text:style-name="P22"><text:span text:style-name="T81"><text:tab/>Dados insuficientes para postar a dúvida: </text:span></text:p>
      <text:p text:style-name="P22"><text:span text:style-name="T81"><text:tab/>Localização: passo 4 do fluxo básico. </text:span></text:p>
      <text:p text:style-name="P22"><text:span text:style-name="T81"><text:tab/><text:tab/>a) Sistema notifica ao usuário que nem todas as informações foram informadas. </text:span></text:p>
      <text:p text:style-name="P22"><text:span text:style-name="T81"><text:tab/><text:tab/>b) Volta para o passo 2 do fluxo básico. </text:span></text:p>
      <text:p text:style-name="P23"><text:span text:style-name="T82"/></text:p>
      <text:p text:style-name="P23"><text:span text:style-name="T83">Nome do caso de uso: Editar Dúvida</text:span></text:p>
      <text:p text:style-name="P24"><text:span text:style-name="T84">Prioridade: opcional ( por ora )</text:span></text:p>
      <text:p text:style-name="P24"><text:span text:style-name="T84">Evento iniciante: O usuário solicita a edição de uma dúvida já postada.</text:span></text:p>
      <text:p text:style-name="P24"><text:span text:style-name="T84">Ator principal: Usuário</text:span></text:p>
      <text:p text:style-name="P24"><text:span text:style-name="T84">Pré-condições: O usuário deve estar autenticado e a dúvida deve existir e ter sido postada há no máximo 30 minutos.</text:span></text:p>
      <text:p text:style-name="P24"><text:span text:style-name="T84">Fluxo básico:</text:span></text:p>
      <text:p text:style-name="P24"><text:span text:style-name="T84"><text:tab/>1) Usuário seleciona a dúvida;</text:span></text:p>
      <text:p text:style-name="P24"><text:span text:style-name="T84"><text:tab/>2) Sistema habilita a modificação da dúvida;</text:span></text:p>
      <text:p text:style-name="P24"><text:span text:style-name="T84"><text:tab/>3) Sistema exibe os dados atuais;</text:span></text:p>
      <text:p text:style-name="P24"><text:span text:style-name="T84"><text:tab/>4) Sistema requer dados referentes às modificações;</text:span></text:p>
      <text:p text:style-name="P24"><text:span text:style-name="T84"><text:tab/><text:tab/>a) Título;</text:span></text:p>
      <text:p text:style-name="P24"><text:span text:style-name="T84"><text:tab/><text:tab/>b) Texto;</text:span></text:p>
      <text:p text:style-name="P24"><text:span text:style-name="T84"><text:tab/>5) Usuário informa os dados referentes à modificação; </text:span></text:p>
      <text:p text:style-name="P24"><text:span text:style-name="T84"><text:tab/>6) Sistema valida os dados; </text:span></text:p>
      <text:p text:style-name="P24"><text:span text:style-name="T84"><text:tab/>7) Sistema cadastra a modificação;</text:span></text:p>
      <text:p text:style-name="P24"><text:span text:style-name="T84"><text:tab/>8) Sistema notifica ao usuário que a modificação foi terminada e o caso de uso termina.</text:span></text:p>
      <text:p text:style-name="P24"><text:span text:style-name="T84">Fluxos alternativos: Não há.</text:span></text:p>
      <text:p text:style-name="P25"><text:span text:style-name="T84">Pós-condição: A dúvida é modificada no sistema.</text:span></text:p>
      <text:p text:style-name="P25"><text:span text:style-name="T84">Fluxos de exceção: Não há.</text:span></text:p>
      <text:p text:style-name="P26"><text:span text:style-name="T85"/></text:p>
      <text:p text:style-name="P26"><text:span text:style-name="T86">Nome do caso de uso: Responder dúvida </text:span></text:p>
      <text:p text:style-name="P27"><text:span text:style-name="T87">Prioridade: essencial </text:span></text:p>
      <text:p text:style-name="P27"><text:span text:style-name="T87">Evento iniciante: O usuário solicita responder uma dúvida. </text:span></text:p>
      <text:p text:style-name="P27"><text:span text:style-name="T87">Ator principal: Usuário.</text:span></text:p>
      <text:p text:style-name="P27"><text:span text:style-name="T87">Pré-condição: O usuário deve estar autenticado, ser especialista na área e a dúvida deve estar em aberto. </text:span></text:p>
      <text:p text:style-name="P27"><text:span text:style-name="T87">Fluxo básico: </text:span></text:p>
      <text:p text:style-name="P27"><text:span text:style-name="T87"><text:tab/>1) Sistema requer dados referentes à resposta; </text:span></text:p>
      <text:p text:style-name="P27"><text:span text:style-name="T87"><text:tab/><text:tab/>a) Título; </text:span></text:p>
      <text:p text:style-name="P27"><text:span text:style-name="T87"><text:tab/><text:tab/>b) Texto; </text:span></text:p>
      <text:p text:style-name="P27"><text:span text:style-name="T87"><text:tab/>2) Especialista informa os dados referentes à resposta; </text:span></text:p>
      <text:p text:style-name="P27"><text:span text:style-name="T87"><text:tab/>3) Sistema valida os dados; </text:span></text:p>
      <text:p text:style-name="P27"><text:span text:style-name="T87"><text:tab/>4) Sistema cadastra a resposta; </text:span></text:p>
      <text:p text:style-name="P27"><text:span text:style-name="T87"><text:tab/>5) Sistema envia e-mail para o usuário autor da pergunta; </text:span></text:p>
      <text:p text:style-name="P28"><text:span text:style-name="T87"><text:tab/>6) Sistema notifica ao especialista que a resposta foi postada e o caso de uso termina. </text:span></text:p>
      <text:p text:style-name="P29"><text:span text:style-name="T87">Fluxos alternativos: Não há.</text:span></text:p>
      <text:p text:style-name="P29"><text:span text:style-name="T87">Pós-condição: O especialista respondeu a dúvida, a resposta ficou disponível no sistema e o e-mail foi enviado ao usuário autor da dúvida e aos demais especialistas. </text:span></text:p>
      <text:p text:style-name="P29"><text:span text:style-name="T87">Fluxos de exceção: Não há.</text:span></text:p>
      <text:p text:style-name="P30"><text:span text:style-name="T88"/></text:p>
      <text:p text:style-name="P30"><text:span text:style-name="T89">Nome do caso de uso: Editar Resposta</text:span></text:p>
      <text:p text:style-name="P31"><text:span text:style-name="T90">Prioridade: opcional ( por ora )</text:span></text:p>
      <text:p text:style-name="P31"><text:span text:style-name="T90">Evento iniciante: O usuário solicita a edição de uma resposta já postada.</text:span></text:p>
      <text:p text:style-name="P31"><text:span text:style-name="T90">Ator principal: Usuário</text:span></text:p>
      <text:p text:style-name="P31"><text:span text:style-name="T90">Pré-condições: O usuário deve estar autenticado e a resposta deve existir e ter sido postada há no máximo 30 minutos.</text:span></text:p>
      <text:p text:style-name="P31"><text:span text:style-name="T90">Fluxo básico:</text:span></text:p>
      <text:p text:style-name="P31"><text:span text:style-name="T90"><text:tab/>1) Usuário seleciona a resposta;</text:span></text:p>
      <text:p text:style-name="P31"><text:span text:style-name="T90"><text:tab/>2) Sistema habilita a modificação da resposta;</text:span></text:p>
      <text:p text:style-name="P31"><text:span text:style-name="T90"><text:tab/>3) Sistema exibe os dados atuais;</text:span></text:p>
      <text:p text:style-name="P31"><text:span text:style-name="T90"><text:tab/>4) Sistema requer dados referentes às modificações;</text:span></text:p>
      <text:p text:style-name="P31"><text:span text:style-name="T90"><text:tab/><text:tab/>a) Texto;</text:span></text:p>
      <text:p text:style-name="P31"><text:span text:style-name="T90"><text:tab/>5) Usuário informa os dados referentes à modificação; </text:span></text:p>
      <text:p text:style-name="P31"><text:span text:style-name="T90"><text:tab/>6) Sistema valida os dados; </text:span></text:p>
      <text:p text:style-name="P31"><text:span text:style-name="T90"><text:tab/>7) Sistema cadastra a modificação;</text:span></text:p>
      <text:p text:style-name="P31"><text:span text:style-name="T90"><text:tab/>8) Sistema notifica ao usuário que a modificação foi postada e o caso de uso termina.</text:span></text:p>
      <text:p text:style-name="P31"><text:span text:style-name="T90">Fluxos alternativos: Não há.</text:span></text:p>
      <text:p text:style-name="P31"><text:span text:style-name="T90">Pós-condição: A dúvida é modificada no sistema.</text:span></text:p>
      <text:p text:style-name="P31"><text:span text:style-name="T90">Fluxos de exceção: Não há.</text:span></text:p>
      <text:p text:style-name="P32"><text:span text:style-name="T91"/></text:p>
      <text:p text:style-name="P32"><text:span text:style-name="T92">Nome do caso de uso: Replicar resposta </text:span></text:p>
      <text:p text:style-name="P33"><text:span text:style-name="T93">Prioridade: essencial </text:span></text:p>
      <text:p text:style-name="P33"><text:span text:style-name="T93">Evento iniciante: O usuário solicita replicar uma resposta. </text:span></text:p>
      <text:p text:style-name="P33"><text:span text:style-name="T93">Ator principal: Usuário </text:span></text:p>
      <text:p text:style-name="P33"><text:span text:style-name="T93">Pré-condição: O usuário deve estar autenticado e deve ser o autor da dúvida. </text:span></text:p>
      <text:p text:style-name="P33"><text:span text:style-name="T93">Fluxo básico: </text:span></text:p>
      <text:p text:style-name="P33"><text:span text:style-name="T93"><text:tab/>1) Sistema requer dados referentes à réplica; </text:span></text:p>
      <text:p text:style-name="P33"><text:span text:style-name="T93"><text:tab/><text:tab/>a) Título; </text:span></text:p>
      <text:p text:style-name="P33"><text:span text:style-name="T93"><text:tab/><text:tab/>b) Texto; </text:span></text:p>
      <text:p text:style-name="P33"><text:span text:style-name="T93"><text:tab/>2) Usuário informa os dados referentes à réplica; </text:span></text:p>
      <text:p text:style-name="P33"><text:span text:style-name="T93"><text:tab/>3) Sistema valida os dados; </text:span></text:p>
      <text:p text:style-name="P33"><text:span text:style-name="T93"><text:tab/>4) Sistema cadastra a resposta; </text:span></text:p>
      <text:p text:style-name="P33"><text:span text:style-name="T93"><text:tab/>5) Sistema envia e-mail para o autor da resposta; </text:span></text:p>
      <text:p text:style-name="P33"><text:span text:style-name="T93"><text:tab/>6) Sistema notifica ao usuário que a réplica foi postada e o caso de uso termina. </text:span></text:p>
      <text:p text:style-name="P33"><text:span text:style-name="T93">Fluxos alternativos: Não há.</text:span></text:p>
      <text:p text:style-name="P33"><text:span text:style-name="T93">Pós-condição: O usuário replicou a resposta, a réplica fica disponível no sistema e o e-mail foi enviado para o especialista autor da resposta. </text:span></text:p>
      <text:p text:style-name="P33"><text:span text:style-name="T93">Fluxos de exceção: Não há.</text:span></text:p>
      <text:p text:style-name="P34"><text:span text:style-name="T94"/></text:p>
      <text:p text:style-name="P34"><text:span text:style-name="T95">Nome do caso de uso: Avaliar resposta </text:span></text:p>
      <text:p text:style-name="P35"><text:span text:style-name="T96">Prioridade: essencial </text:span></text:p>
      <text:p text:style-name="P35"><text:span text:style-name="T96">Evento iniciante: O usuário solicita avaliar uma resposta. </text:span></text:p>
      <text:p text:style-name="P35"><text:span text:style-name="T96">Ator principal: Usuário </text:span></text:p>
      <text:p text:style-name="P35"><text:span text:style-name="T96">Pré-condição: O usuário deve estar autenticado e deve ser o autor da dúvida, que deve ter sido respondida. </text:span></text:p>
      <text:p text:style-name="P35"><text:span text:style-name="T96">Fluxo básico: </text:span></text:p>
      <text:p text:style-name="P35"><text:span text:style-name="T96"><text:tab/>1) Sistema requer a nota da resposta; </text:span></text:p>
      <text:p text:style-name="P35"><text:span text:style-name="T96"><text:tab/>2) Usuário informa a nota da resposta; </text:span></text:p>
      <text:p text:style-name="P35"><text:span text:style-name="T96"><text:tab/>3) Sistema valida os dados; </text:span></text:p>
      <text:p text:style-name="P35"><text:span text:style-name="T96"><text:tab/>4) Sistema cadastra a nota relativa à resposta e ao especialista; </text:span></text:p>
      <text:p text:style-name="P35"><text:span text:style-name="T96"><text:tab/>5) Sistema marca a thread como somente leitura; </text:span></text:p>
      <text:p text:style-name="P35"><text:span text:style-name="T96"><text:tab/>6) Sistema notifica ao usuário que a avaliação foi feita e o caso de uso termina. </text:span></text:p>
      <text:p text:style-name="P35"><text:span text:style-name="T96">Fluxos alternativos: Não há.</text:span></text:p>
      <text:p text:style-name="P35"><text:span text:style-name="T96">Pós-condição: O usuário deu a nota à resposta e a thread foi encerrada no sistema. </text:span></text:p>
      <text:p text:style-name="P35"><text:span text:style-name="T96">Fluxos de exceção: Não há.</text:span></text:p>
      <text:p text:style-name="P36"><text:span text:style-name="T97"/></text:p>
      <text:p text:style-name="P36"><text:span text:style-name="T98">Nome do caso de uso: Marcar como FAQ </text:span></text:p>
      <text:p text:style-name="P37"><text:span text:style-name="T99">Prioridade: essencial </text:span></text:p>
      <text:p text:style-name="P37"><text:span text:style-name="T99">Evento iniciante: O especialista solicita marcar uma thread como FAQ. </text:span></text:p>
      <text:p text:style-name="P37"><text:span text:style-name="T99">Ator principal: Especialista </text:span></text:p>
      <text:p text:style-name="P37"><text:span text:style-name="T99">Pré-condição: O usuário deve estar autenticado, deve ser especialista na área e a pergunta deve ter uma resposta. </text:span></text:p>
      <text:p text:style-name="P37"><text:span text:style-name="T99">Fluxo básico: </text:span></text:p>
      <text:p text:style-name="P37"><text:span text:style-name="T99"><text:tab/>1) Especialista seleciona a thread que quer marcar como FAQ; </text:span></text:p>
      <text:p text:style-name="P37"><text:span text:style-name="T99"><text:tab/>2) Sistema marca a thread como FAQ; </text:span></text:p>
      <text:p text:style-name="P37"><text:span text:style-name="T99"><text:tab/>3) Sistema notifica ao especialista que a thread foi marcada como FAQ e o caso de uso termina. </text:span></text:p>
      <text:p text:style-name="P37"><text:span text:style-name="T99">Fluxos alternativos: Não há.</text:span></text:p>
      <text:p text:style-name="P37"><text:span text:style-name="T99">Pós-condição: O especialista marcou a thread como FAQ e essa está disponível na seção de FAQ da especialidade. </text:span></text:p>
      <text:p text:style-name="P37"><text:span text:style-name="T99">Fluxos de exceção: Não há.</text:span></text:p>
      <text:p text:style-name="P37"><text:span text:style-name="T99"/></text:p>
      <text:p text:style-name="P37"><text:span text:style-name="T99"/></text:p>
      <text:p text:style-name="P38"><text:span text:style-name="T100">Nome do caso de uso: Editar FAQ </text:span></text:p>
      <text:p text:style-name="P39"><text:span text:style-name="T101">Prioridade: essencial </text:span></text:p>
      <text:p text:style-name="P39"><text:span text:style-name="T101">Evento iniciante: O especialista solicita editar o FAQ. </text:span></text:p>
      <text:p text:style-name="P39"><text:span text:style-name="T101">Ator principal: Especialista </text:span></text:p>
      <text:p text:style-name="P39"><text:span text:style-name="T101">Pré-condição: O usuário deve estar autenticado, deve ser especialista na área e a pergunta deve ter uma resposta. </text:span></text:p>
      <text:p text:style-name="P39"><text:span text:style-name="T101">Fluxo básico: </text:span></text:p>
      <text:p text:style-name="P39"><text:span text:style-name="T101"><text:tab/>1) Especialista seleciona a entrada do FAQ que deseja editar.</text:span></text:p>
      <text:p text:style-name="P39"><text:span text:style-name="T101"><text:tab/>2) Sistema exibe a pergunta a ser modificada;</text:span></text:p>
      <text:p text:style-name="P39"><text:span text:style-name="T101"><text:tab/>3) Sistema requer dados referentes às modificações;</text:span></text:p>
      <text:p text:style-name="P39"><text:span text:style-name="T101"><text:tab/><text:tab/>a) Texto;</text:span></text:p>
      <text:p text:style-name="P39"><text:span text:style-name="T101"><text:tab/>4) Usuário informa os dados referentes à modificação; </text:span></text:p>
      <text:p text:style-name="P39"><text:span text:style-name="T101"><text:tab/>5) Sistema valida os dados; </text:span></text:p>
      <text:p text:style-name="P39"><text:span text:style-name="T101"><text:tab/>6) Sistema cadastra a modificação;</text:span></text:p>
      <text:p text:style-name="P39"><text:span text:style-name="T101">Fluxos alternativos: Não há.</text:span></text:p>
      <text:p text:style-name="P39"><text:span text:style-name="T101">Pós-condição: O especialista marcou a thread como FAQ e essa está disponível na seção de FAQ da especialidade. </text:span></text:p>
      <text:p text:style-name="P39"><text:span text:style-name="T101">Fluxos de exceção: Não há.</text:span></text:p>
      <text:p text:style-name="P40"><text:span text:style-name="T102"/></text:p>
      <text:p text:style-name="P41"><text:span text:style-name="T103"/></text:p>
      <text:p text:style-name="P41"><text:span text:style-name="T104">Histórias que não se tornaram use cases:</text:span></text:p>
      <text:p text:style-name="P42"><text:span text:style-name="T105">2 - Os especialistas com maior pontuação são exibidos na página de entrada do site </text:span></text:p>
      <text:p text:style-name="P42"><text:span text:style-name="T105">2 - As últimas 5 perguntas são apresentadas na página inicial </text:span></text:p>
      <text:p text:style-name="P42"><text:span text:style-name="T106"/></text:p>
      <text:p text:style-name="P42"><text:span text:style-name="T107">Estas histórias não possuem um caso de uso associado, uma vez que não necessitam de interação com os usuários para acontecerem e são oriundas apenas de processamento do sistem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